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Condensed" svg:font-family="'DejaVu Sans Condensed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officeooo:rsid="00af57c9" officeooo:paragraph-rsid="00af57c9" style:font-size-asian="8pt" style:font-size-complex="8pt"/>
    </style:style>
    <style:style style:name="P2" style:family="paragraph" style:parent-style-name="Standard">
      <style:paragraph-properties fo:line-height="100%" fo:text-align="start" style:justify-single-word="false"/>
      <style:text-properties style:font-name="DejaVu Sans Condensed" fo:font-size="12pt" fo:font-style="normal" fo:font-weight="normal" officeooo:rsid="0021583a" officeooo:paragraph-rsid="0050e063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style:font-name="DejaVu Sans Condensed" fo:font-size="12pt" fo:font-style="normal" fo:font-weight="normal" officeooo:rsid="0021583a" officeooo:paragraph-rsid="00967c31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DejaVu Sans Condensed" fo:font-size="12pt" fo:font-style="normal" fo:font-weight="normal" officeooo:rsid="001ffbfd" officeooo:paragraph-rsid="00559a3b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225fd0" officeooo:paragraph-rsid="00ad197a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225fd0" officeooo:paragraph-rsid="00ae6218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0.25in"/>
        </style:tab-stops>
      </style:paragraph-properties>
      <style:text-properties style:font-name="DejaVu Sans Condensed" fo:font-size="12pt" fo:font-style="normal" fo:font-weight="bold" officeooo:rsid="001ffbfd" officeooo:paragraph-rsid="001ffbf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style:font-name="DejaVu Sans Condensed" fo:font-size="14pt" fo:font-style="normal" fo:font-weight="normal" officeooo:rsid="001ffbfd" officeooo:paragraph-rsid="001ffbfd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DejaVu Sans Condensed" fo:font-size="14pt" fo:font-style="normal" fo:font-weight="normal" officeooo:rsid="001ffbfd" officeooo:paragraph-rsid="0074279d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style:font-name="DejaVu Sans Condensed" fo:font-size="14pt" fo:font-style="normal" fo:font-weight="bold" officeooo:rsid="001ffbfd" officeooo:paragraph-rsid="001ffbf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ans Condensed" fo:font-size="14pt" fo:font-style="normal" fo:font-weight="bold" officeooo:rsid="00225fd0" officeooo:paragraph-rsid="00225fd0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DejaVu Sans Condensed" fo:font-size="14pt" fo:font-weight="normal" officeooo:rsid="001ffbfd" officeooo:paragraph-rsid="0072dc9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DejaVu Sans Condensed" fo:font-size="6pt" fo:font-style="normal" fo:font-weight="normal" officeooo:rsid="0021583a" officeooo:paragraph-rsid="0021583a" style:font-size-asian="5.25pt" style:font-style-asian="normal" style:font-weight-asian="normal" style:font-size-complex="6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 Condensed" fo:font-size="6pt" fo:font-style="normal" fo:font-weight="normal" officeooo:rsid="00225fd0" officeooo:paragraph-rsid="00225fd0" style:font-size-asian="5.25pt" style:font-style-asian="normal" style:font-weight-asian="normal" style:font-size-complex="6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 Condensed" fo:font-size="6pt" fo:font-style="normal" fo:font-weight="normal" officeooo:rsid="00225fd0" officeooo:paragraph-rsid="0054ccde" style:font-size-asian="5.25pt" style:font-style-asian="normal" style:font-weight-asian="normal" style:font-size-complex="6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 Condensed" fo:font-size="6pt" fo:font-style="normal" fo:font-weight="normal" officeooo:rsid="00225fd0" officeooo:paragraph-rsid="00ae6218" style:font-size-asian="5.25pt" style:font-style-asian="normal" style:font-weight-asian="normal" style:font-size-complex="6pt" style:font-style-complex="normal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DejaVu Sans Condensed" fo:font-size="6pt" fo:font-style="normal" fo:font-weight="normal" officeooo:rsid="001ffbfd" officeooo:paragraph-rsid="00559a3b" style:font-size-asian="5.25pt" style:font-style-asian="normal" style:font-weight-asian="normal" style:font-size-complex="6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font-name="DejaVu Sans Condensed" fo:font-size="6pt" fo:font-style="normal" fo:font-weight="normal" officeooo:rsid="001ffbfd" officeooo:paragraph-rsid="002e2f3c" style:font-size-asian="5.25pt" style:font-style-asian="normal" style:font-weight-asian="normal" style:font-size-complex="6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DejaVu Sans Condensed" fo:font-size="6pt" fo:font-style="normal" fo:font-weight="normal" officeooo:rsid="001ffbfd" officeooo:paragraph-rsid="0072dc9f" style:font-size-asian="5.25pt" style:font-style-asian="normal" style:font-weight-asian="normal" style:font-size-complex="6pt" style:font-style-complex="normal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style:font-name="DejaVu Sans Condensed" fo:font-size="6pt" fo:font-style="normal" fo:font-weight="normal" officeooo:rsid="00578fe8" officeooo:paragraph-rsid="00578fe8" style:font-size-asian="5.25pt" style:font-style-asian="normal" style:font-weight-asian="normal" style:font-size-complex="6pt" style:font-style-complex="normal" style:font-weight-complex="normal"/>
    </style:style>
    <style:style style:name="P21" style:family="paragraph" style:parent-style-name="Standard">
      <style:text-properties style:font-name="DejaVu Sans Condensed" fo:font-size="6pt" fo:font-style="normal" fo:font-weight="normal" officeooo:rsid="004599c7" officeooo:paragraph-rsid="001ffbfd" style:font-size-asian="5.25pt" style:font-style-asian="normal" style:font-weight-asian="normal" style:font-size-complex="6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DejaVu Sans Condensed" fo:font-size="6pt" fo:font-style="normal" fo:font-weight="normal" officeooo:rsid="00799f11" officeooo:paragraph-rsid="00985425" style:font-size-asian="5.25pt" style:font-style-asian="normal" style:font-weight-asian="normal" style:font-size-complex="6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style:font-name="DejaVu Sans Condensed" fo:font-size="6pt" fo:font-style="normal" fo:font-weight="normal" officeooo:rsid="00ad197a" officeooo:paragraph-rsid="00ad197a" style:font-size-asian="5.25pt" style:font-style-asian="normal" style:font-weight-asian="normal" style:font-size-complex="6pt" style:font-style-complex="normal" style:font-weight-complex="normal"/>
    </style:style>
    <style:style style:name="P24" style:family="paragraph" style:parent-style-name="Standard">
      <style:text-properties style:font-name="DejaVu Sans Condensed" fo:font-size="6pt" fo:font-style="normal" fo:font-weight="normal" officeooo:rsid="001ffbfd" officeooo:paragraph-rsid="001ffbfd" style:font-size-asian="6pt" style:font-style-asian="normal" style:font-weight-asian="normal" style:font-size-complex="6pt" style:font-style-complex="normal" style:font-weight-complex="normal"/>
    </style:style>
    <style:style style:name="P25" style:family="paragraph" style:parent-style-name="Standard">
      <style:text-properties style:font-name="DejaVu Sans Condensed" fo:font-size="6pt" fo:font-style="normal" fo:font-weight="bold" officeooo:rsid="001ffbfd" officeooo:paragraph-rsid="001ffbfd" style:font-size-asian="6pt" style:font-style-asian="normal" style:font-weight-asian="bold" style:font-size-complex="6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DejaVu Sans Condensed" fo:font-size="6pt" fo:font-style="normal" fo:font-weight="bold" officeooo:rsid="00225fd0" officeooo:paragraph-rsid="00225fd0" style:font-size-asian="5.25pt" style:font-style-asian="normal" style:font-weight-asian="bold" style:font-size-complex="6pt" style:font-style-complex="normal" style:font-weight-complex="bold"/>
    </style:style>
    <style:style style:name="P27" style:family="paragraph" style:parent-style-name="Standard">
      <style:paragraph-properties fo:text-align="start" style:justify-single-word="false">
        <style:tab-stops>
          <style:tab-stop style:position="0.25in"/>
        </style:tab-stops>
      </style:paragraph-properties>
      <style:text-properties style:font-name="DejaVu Sans Condensed" fo:font-size="6pt" fo:font-style="italic" fo:font-weight="normal" officeooo:rsid="001ffbfd" officeooo:paragraph-rsid="001ffbfd" style:font-size-asian="6pt" style:font-style-asian="italic" style:font-weight-asian="normal" style:font-size-complex="6pt" style:font-style-complex="italic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DejaVu Sans Condensed" fo:font-size="24pt" fo:font-weight="bold" officeooo:rsid="001ffbfd" officeooo:paragraph-rsid="001ffbfd" style:font-size-asian="24pt" style:font-weight-asian="bold" style:font-size-complex="2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225fd0" officeooo:paragraph-rsid="00225fd0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225fd0" officeooo:paragraph-rsid="00ae6218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 Condensed" fo:font-size="6pt" fo:font-style="normal" fo:font-weight="normal" officeooo:rsid="0021583a" officeooo:paragraph-rsid="0024d13b" style:font-size-asian="5.25pt" style:font-style-asian="normal" style:font-weight-asian="normal" style:font-size-complex="6pt" style:font-style-complex="normal" style:font-weight-complex="normal"/>
    </style:style>
    <style:style style:name="P3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 Condensed" fo:font-size="6pt" fo:font-style="normal" fo:font-weight="normal" officeooo:rsid="003551f1" officeooo:paragraph-rsid="0024d13b" style:font-size-asian="5.25pt" style:font-style-asian="normal" style:font-weight-asian="normal" style:font-size-complex="6pt" style:font-style-complex="normal" style:font-weight-complex="normal"/>
    </style:style>
    <style:style style:name="P3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 Condensed" fo:font-size="6pt" fo:font-style="normal" fo:font-weight="normal" officeooo:rsid="003551f1" officeooo:paragraph-rsid="006e0b6b" style:font-size-asian="5.25pt" style:font-style-asian="normal" style:font-weight-asian="normal" style:font-size-complex="6pt" style:font-style-complex="normal" style:font-weight-complex="normal"/>
    </style:style>
    <style:style style:name="P3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 Condensed" fo:font-size="6pt" fo:font-style="normal" fo:font-weight="normal" officeooo:rsid="006e0b6b" officeooo:paragraph-rsid="0024d13b" style:font-size-asian="6pt" style:font-style-asian="normal" style:font-weight-asian="normal" style:font-size-complex="6pt" style:font-style-complex="normal" style:font-weight-complex="normal"/>
    </style:style>
    <style:style style:name="P3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 Condensed" fo:font-size="14pt" fo:font-style="normal" fo:font-weight="bold" officeooo:rsid="00535c6e" officeooo:paragraph-rsid="0072dc9f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 style:master-page-name="">
      <loext:graphic-properties draw:fill-image-width="0in" draw:fill-image-height="0in"/>
      <style:paragraph-properties fo:margin-top="0in" fo:margin-bottom="0in" loext:contextual-spacing="false" fo:text-align="start" style:justify-single-word="false" style:page-number="auto" style:shadow="none" style:writing-mode="page">
        <style:tab-stops>
          <style:tab-stop style:position="0.25in"/>
        </style:tab-stops>
      </style:paragraph-properties>
      <style:text-properties style:font-name="DejaVu Sans Condensed" fo:font-size="13pt" fo:font-style="normal" fo:font-weight="bold" officeooo:rsid="0021583a" officeooo:paragraph-rsid="002c3902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>
      <loext:graphic-properties draw:fill-image-width="0in" draw:fill-image-height="0in"/>
      <style:paragraph-properties fo:margin-top="0in" fo:margin-bottom="0in" loext:contextual-spacing="false" fo:text-align="start" style:justify-single-word="false" style:shadow="none" style:writing-mode="page">
        <style:tab-stops>
          <style:tab-stop style:position="0.25in"/>
        </style:tab-stops>
      </style:paragraph-properties>
      <style:text-properties style:font-name="DejaVu Sans Condensed" fo:font-size="6pt" fo:font-style="italic" fo:font-weight="normal" officeooo:rsid="0021583a" officeooo:paragraph-rsid="002c3902" style:font-size-asian="6pt" style:font-style-asian="italic" style:font-weight-asian="normal" style:font-size-complex="6pt" style:font-style-complex="italic" style:font-weight-complex="normal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 Condensed" fo:font-size="12pt" fo:font-style="normal" fo:font-weight="bold" officeooo:rsid="00ad197a" officeooo:paragraph-rsid="00ad197a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 Condensed" fo:font-size="6pt" fo:font-style="normal" fo:font-weight="bold" officeooo:rsid="00225fd0" officeooo:paragraph-rsid="00225fd0" style:font-size-asian="6pt" style:font-style-asian="normal" style:font-weight-asian="bold" style:font-size-complex="6pt" style:font-style-complex="normal" style:font-weight-complex="bold"/>
    </style:style>
    <style:style style:name="P40" style:family="paragraph" style:parent-style-name="Standard" style:list-style-name="L2">
      <style:paragraph-properties fo:line-height="100%" fo:text-align="start" style:justify-single-word="false"/>
      <style:text-properties officeooo:paragraph-rsid="00578fe8"/>
    </style:style>
    <style:style style:name="P41" style:family="paragraph" style:parent-style-name="Standard" style:list-style-name="L2">
      <style:paragraph-properties fo:line-height="100%" fo:text-align="start" style:justify-single-word="false"/>
      <style:text-properties officeooo:paragraph-rsid="00985425"/>
    </style:style>
    <style:style style:name="P42" style:family="paragraph" style:parent-style-name="Standard" style:list-style-name="L2">
      <style:paragraph-properties fo:line-height="100%" fo:text-align="start" style:justify-single-word="false"/>
      <style:text-properties style:font-name="DejaVu Sans Condensed" fo:font-size="12pt" fo:font-style="normal" fo:font-weight="normal" officeooo:rsid="00799f11" officeooo:paragraph-rsid="00985425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2">
      <style:paragraph-properties fo:line-height="100%" fo:text-align="start" style:justify-single-word="false"/>
      <style:text-properties style:font-name="DejaVu Sans Condensed" fo:font-size="12pt" fo:font-style="normal" fo:font-weight="normal" officeooo:rsid="00ad197a" officeooo:paragraph-rsid="00ad197a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ad197a" officeooo:paragraph-rsid="00b1e75c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2">
      <style:paragraph-properties fo:line-height="100%" fo:text-align="start" style:justify-single-word="false"/>
      <style:text-properties style:font-name="DejaVu Sans Condensed" fo:font-size="12pt" fo:font-style="normal" fo:font-weight="normal" officeooo:rsid="00b0c7d3" officeooo:paragraph-rsid="00b0c7d3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2">
      <style:paragraph-properties fo:line-height="100%" fo:text-align="start" style:justify-single-word="false"/>
      <style:text-properties style:font-name="DejaVu Sans Condensed" fo:font-size="12pt" fo:font-style="normal" fo:font-weight="normal" officeooo:rsid="00b1e75c" officeooo:paragraph-rsid="00b1e75c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DejaVu Sans Condensed" fo:font-size="6pt" fo:font-style="normal" fo:font-weight="normal" officeooo:rsid="00559a3b" officeooo:paragraph-rsid="00225fd0" style:font-size-asian="5.25pt" style:font-style-asian="normal" style:font-weight-asian="normal" style:font-size-complex="6pt" style:font-style-complex="normal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style:font-name="DejaVu Sans Condensed" fo:font-size="6pt" fo:font-style="normal" fo:font-weight="normal" officeooo:rsid="00ad197a" officeooo:paragraph-rsid="00ad197a" style:font-size-asian="5.25pt" style:font-style-asian="normal" style:font-weight-asian="normal" style:font-size-complex="6pt" style:font-style-complex="normal" style:font-weight-complex="normal"/>
    </style:style>
    <style:style style:name="P49" style:family="paragraph" style:parent-style-name="Standard">
      <style:paragraph-properties fo:line-height="100%" fo:text-align="start" style:justify-single-word="false"/>
      <style:text-properties style:font-name="DejaVu Sans Condensed" fo:font-size="6pt" fo:font-style="normal" fo:font-weight="normal" officeooo:rsid="00b1e75c" officeooo:paragraph-rsid="00b1e75c" style:font-size-asian="5.25pt" style:font-style-asian="normal" style:font-weight-asian="normal" style:font-size-complex="6pt" style:font-style-complex="normal" style:font-weight-complex="normal"/>
    </style:style>
    <style:style style:name="P50" style:family="paragraph" style:parent-style-name="Standard">
      <style:text-properties style:font-name="DejaVu Sans Condensed" fo:font-size="10pt" fo:font-style="normal" style:text-underline-style="none" fo:font-weight="normal" officeooo:rsid="001ffbfd" officeooo:paragraph-rsid="0072dc9f" style:font-size-asian="8.75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officeooo:paragraph-rsid="0024d13b"/>
    </style:style>
    <style:style style:name="P52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officeooo:paragraph-rsid="006e0b6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DejaVu Sans Condensed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DejaVu Sans Condensed" fo:font-style="normal" fo:font-weight="normal" officeooo:rsid="00559a3b" style:font-style-asian="normal" style:font-weight-asian="normal" style:font-style-complex="normal" style:font-weight-complex="normal"/>
    </style:style>
    <style:style style:name="T7" style:family="text">
      <style:text-properties style:font-name="DejaVu Sans Condensed" fo:font-style="normal" fo:font-weight="normal" officeooo:rsid="00ae6218" style:font-style-asian="normal" style:font-weight-asian="normal" style:font-style-complex="normal" style:font-weight-complex="normal"/>
    </style:style>
    <style:style style:name="T8" style:family="text">
      <style:text-properties style:font-name="DejaVu Sans Condensed" fo:font-style="normal" fo:font-weight="normal" officeooo:rsid="00b1e75c" style:font-style-asian="normal" style:font-weight-asian="normal" style:font-style-complex="normal" style:font-weight-complex="normal"/>
    </style:style>
    <style:style style:name="T9" style:family="text">
      <style:text-properties style:font-name="DejaVu Sans Condensed" fo:font-size="12pt" fo:font-style="normal" fo:font-weight="normal" officeooo:rsid="00559a3b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DejaVu Sans Condensed" fo:font-size="12pt" fo:font-style="normal" fo:font-weight="normal" officeooo:rsid="001ffbfd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DejaVu Sans Condensed" fo:font-size="12pt" fo:font-style="normal" fo:font-weight="normal" officeooo:rsid="0051934f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DejaVu Sans Condensed" fo:font-size="12pt" fo:font-style="normal" fo:font-weight="normal" officeooo:rsid="00578fe8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DejaVu Sans Condensed" fo:font-size="12pt" fo:font-style="normal" fo:font-weight="normal" officeooo:rsid="00799f11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DejaVu Sans Condensed" fo:font-size="12pt" fo:font-style="normal" fo:font-weight="normal" officeooo:rsid="0021583a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DejaVu Sans Condensed" fo:font-size="12pt" fo:font-style="normal" fo:font-weight="normal" officeooo:rsid="00236c04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DejaVu Sans Condensed" fo:font-size="12pt" fo:font-style="normal" fo:font-weight="normal" officeooo:rsid="003551f1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DejaVu Sans Condensed" fo:font-size="12pt" fo:font-style="normal" fo:font-weight="normal" officeooo:rsid="004cfb3c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DejaVu Sans Condensed" fo:font-size="12pt" fo:font-style="normal" fo:font-weight="normal" officeooo:rsid="0076f090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DejaVu Sans Condensed" fo:font-size="12pt" fo:font-style="normal" fo:font-weight="normal" officeooo:rsid="004eaed0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DejaVu Sans Condensed" fo:font-size="12pt" fo:font-style="normal" fo:font-weight="normal" officeooo:rsid="006e0b6b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DejaVu Sans Condensed" fo:font-size="12pt" fo:font-style="normal" fo:font-weight="normal" officeooo:rsid="00703399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DejaVu Sans Condensed" fo:font-size="12pt" fo:font-style="normal" fo:font-weight="normal" officeooo:rsid="0078e7c1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DejaVu Sans Condensed" fo:font-size="12pt" fo:font-style="normal" fo:font-weight="normal" officeooo:rsid="00ad197a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DejaVu Sans Condensed" fo:font-size="12pt" fo:font-style="normal" fo:font-weight="normal" officeooo:rsid="00ae6218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DejaVu Sans Condensed" fo:font-size="12pt" fo:font-style="normal" fo:font-weight="normal" officeooo:rsid="00b1e75c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officeooo:rsid="004f7464"/>
    </style:style>
    <style:style style:name="T27" style:family="text">
      <style:text-properties officeooo:rsid="0050e063"/>
    </style:style>
    <style:style style:name="T28" style:family="text">
      <style:text-properties officeooo:rsid="00559a3b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officeooo:rsid="0072dc9f" style:font-style-asian="italic" style:font-style-complex="italic"/>
    </style:style>
    <style:style style:name="T31" style:family="text">
      <style:text-properties officeooo:rsid="0072dc9f"/>
    </style:style>
    <style:style style:name="T32" style:family="text">
      <style:text-properties officeooo:rsid="0076f090"/>
    </style:style>
    <style:style style:name="T33" style:family="text">
      <style:text-properties officeooo:rsid="007d724a"/>
    </style:style>
    <style:style style:name="T34" style:family="text">
      <style:text-properties officeooo:rsid="007f3937"/>
    </style:style>
    <style:style style:name="T35" style:family="text">
      <style:text-properties officeooo:rsid="007f81ee"/>
    </style:style>
    <style:style style:name="T36" style:family="text">
      <style:text-properties fo:font-style="normal" style:text-underline-style="none" style:font-style-asian="normal" style:font-style-complex="normal"/>
    </style:style>
    <style:style style:name="T37" style:family="text">
      <style:text-properties fo:font-style="normal" style:text-underline-style="none" officeooo:rsid="00402b55" style:font-style-asian="normal" style:font-style-complex="normal"/>
    </style:style>
    <style:style style:name="T38" style:family="text">
      <style:text-properties officeooo:rsid="00ad197a"/>
    </style:style>
    <style:style style:name="T39" style:family="text">
      <style:text-properties officeooo:rsid="00ae6218"/>
    </style:style>
    <style:style style:name="T40" style:family="text">
      <style:text-properties fo:font-size="13pt" style:font-size-asian="13pt" style:font-size-complex="13pt"/>
    </style:style>
    <style:style style:name="T41" style:family="text">
      <style:text-properties fo:font-size="13pt" officeooo:rsid="002c0268" style:font-size-asian="13pt" style:font-size-complex="13pt"/>
    </style:style>
    <style:style style:name="T42" style:family="text">
      <style:text-properties fo:font-size="13pt" style:text-underline-style="none" officeooo:rsid="002c0268" style:font-size-asian="13pt" style:font-size-complex="13pt"/>
    </style:style>
    <style:style style:name="T43" style:family="text">
      <style:text-properties officeooo:rsid="00b0c7d3"/>
    </style:style>
    <style:style style:name="T44" style:family="text">
      <style:text-properties officeooo:rsid="00b1e75c"/>
    </style:style>
    <style:style style:name="T45" style:family="text">
      <style:text-properties officeooo:rsid="00b216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Jared A. Dunbar</text:p>
      <text:p text:style-name="P50"/>
      <text:p text:style-name="P12"><text:span text:style-name="T36">145 Swimming Hole Rd, Harwinton, CT 06791 </text:span><text:span text:style-name="T37">| </text:span><text:span text:style-name="T36">cell (860) 578–6821</text:span></text:p>
      <text:p text:style-name="P19"/>
      <text:p text:style-name="P9"><text:a xlink:type="simple" xlink:href="mailto:jrddunbr@gmail.com" text:style-name="Internet_20_link" text:visited-style-name="Visited_20_Internet_20_Link"><text:span text:style-name="T40">jrddunbr@gmail.com</text:span></text:a><text:span text:style-name="T42"> | </text:span><text:a xlink:type="simple" xlink:href="https://github.com/jrddunbr" text:style-name="Internet_20_link" text:visited-style-name="Visited_20_Internet_20_Link">github.com/jrddunbr</text:a><text:span text:style-name="T41"> | </text:span><text:a xlink:type="simple" xlink:href="http://ja13.org/" text:style-name="Internet_20_link" text:visited-style-name="Visited_20_Internet_20_Link">ja13.org</text:a></text:p>
      <text:p text:style-name="P21"/>
      <text:p text:style-name="P10">Education<text:span text:style-name="T1"> –</text:span> Bachelor’s Degree in Computer Science</text:p>
      <text:p text:style-name="P25"/>
      <text:p text:style-name="P8"><text:tab/><text:span text:style-name="T2">Clarkson University, Potsdam, NY <text:s text:c="46"/></text:span><text:span text:style-name="T4">Graduation: May 2019</text:span></text:p>
      <text:p text:style-name="P24"/>
      <text:p text:style-name="P10"><text:span text:style-name="T32">Work </text:span>Experience</text:p>
      <text:p text:style-name="P25"/>
      <text:p text:style-name="P36"><text:tab/><text:span text:style-name="T2">Office of Information Technology, Clarkson University <text:s text:c="10"/></text:span><text:span text:style-name="T3">Sept. 2016 – Present</text:span></text:p>
      <text:p text:style-name="P37"/>
      <text:list xml:id="list3870958825" text:style-name="L1">
        <text:list-item>
          <text:p text:style-name="P51"><text:span text:style-name="T14">Imag</text:span><text:span text:style-name="T15">ing</text:span><text:span text:style-name="T14"> new computers, install</text:span><text:span text:style-name="T15">ing</text:span><text:span text:style-name="T14"> software and </text:span><text:span text:style-name="T24">configuring</text:span><text:span text:style-name="T14"> </text:span><text:span text:style-name="T16">licensing</text:span></text:p>
        </text:list-item>
      </text:list>
      <text:p text:style-name="P32"/>
      <text:list xml:id="list94946060474176" text:continue-numbering="true" text:style-name="L1">
        <text:list-item>
          <text:p text:style-name="P52"><text:span text:style-name="T14">D</text:span><text:span text:style-name="T17">iagnosing </text:span><text:span text:style-name="T18">and resolving</text:span><text:span text:style-name="T17"> </text:span><text:span text:style-name="T14">hardware </text:span><text:span text:style-name="T19">and software </text:span><text:span text:style-name="T14">problems</text:span></text:p>
        </text:list-item>
      </text:list>
      <text:p text:style-name="P33"/>
      <text:list xml:id="list94947285200349" text:continue-numbering="true" text:style-name="L1">
        <text:list-item>
          <text:p text:style-name="P51"><text:span text:style-name="T20">Work one-on-one with </text:span><text:span text:style-name="T24">faculty and students</text:span><text:span text:style-name="T20"> </text:span><text:span text:style-name="T21">t</text:span><text:span text:style-name="T20">o solve </text:span><text:span text:style-name="T22">technical </text:span><text:span text:style-name="T20">problems</text:span></text:p>
        </text:list-item>
      </text:list>
      <text:p text:style-name="P34"/>
      <text:p text:style-name="P35">Technical Experience</text:p>
      <text:p text:style-name="P31"/>
      <text:p text:style-name="P7"><text:tab/>Clarkson Open Source Institute (COSI)<text:span text:style-name="T1"> <text:s text:c="39"/></text:span><text:span text:style-name="T29">Aug. 2015 – Present</text:span></text:p>
      <text:p text:style-name="P27"/>
      <text:p text:style-name="P3"><text:span text:style-name="T30"><text:tab/><text:tab/></text:span><text:span text:style-name="T31">Lead on an outreach program powered by Google’s igniteCS Program</text:span></text:p>
      <text:p text:style-name="P27"/>
      <text:p text:style-name="P4"><text:tab/><text:span text:style-name="T45">System Administrator, one of two primary sysadmins.</text:span></text:p>
      <text:p text:style-name="P17"/>
      <text:list xml:id="list386351974" text:style-name="L2">
        <text:list-item>
          <text:p text:style-name="P40"><text:span text:style-name="T23">Manage virtual machine h</text:span><text:span text:style-name="T9">osts,</text:span><text:span text:style-name="T10"> creat</text:span><text:span text:style-name="T11">e </text:span><text:span text:style-name="T23">virtual machines for CS projects</text:span></text:p>
        </text:list-item>
      </text:list>
      <text:p text:style-name="P20"/>
      <text:list xml:id="list94946849802442" text:continue-numbering="true" text:style-name="L2">
        <text:list-item>
          <text:p text:style-name="P40"><text:span text:style-name="T13">Manage</text:span><text:span text:style-name="T14"> </text:span><text:span text:style-name="T12">multiple internal </text:span><text:span text:style-name="T14">services </text:span><text:span text:style-name="T25">such as online documentation, websites, etc.</text:span></text:p>
        </text:list-item>
      </text:list>
      <text:p text:style-name="P13"/>
      <text:list xml:id="list94946134240485" text:continue-numbering="true" text:style-name="L2">
        <text:list-item>
          <text:p text:style-name="P41"><text:span text:style-name="T14">Maintain </text:span><text:span text:style-name="T13">server and </text:span><text:span text:style-name="T14">network racks, including </text:span><text:span text:style-name="T13">setup of servers, configuration</text:span></text:p>
          <text:p text:style-name="P42">of managed network switches, specifically <text:span text:style-name="T44">know </text:span>LAG, STP, SNMP, <text:span text:style-name="T44">VLANs</text:span></text:p>
        </text:list-item>
      </text:list>
      <text:p text:style-name="P22"/>
      <text:list xml:id="list94946928169732" text:continue-numbering="true" text:style-name="L2">
        <text:list-item>
          <text:p text:style-name="P43">Manage all firewall <text:span text:style-name="T43">configurations on a site based firewall, and host based ones</text:span></text:p>
        </text:list-item>
      </text:list>
      <text:p text:style-name="P23"/>
      <text:list xml:id="list94946075155396" text:continue-numbering="true" text:style-name="L2">
        <text:list-item>
          <text:p text:style-name="P43">Handled new MMF installation, installed and configured Juniper switch-gear</text:p>
        </text:list-item>
      </text:list>
      <text:p text:style-name="P23"/>
      <text:list xml:id="list94945687980111" text:continue-numbering="true" text:style-name="L2">
        <text:list-item>
          <text:p text:style-name="P45">Team player – work with other system administrators to solve problems quickly</text:p>
        </text:list-item>
      </text:list>
      <text:p text:style-name="P49"/>
      <text:list xml:id="list94946549994213" text:continue-numbering="true" text:style-name="L2">
        <text:list-item>
          <text:p text:style-name="P46">Manage Windows 10 &amp; 7 computer lab image, help work on Linux lab images</text:p>
        </text:list-item>
      </text:list>
      <text:p text:style-name="P18"/>
      <text:p text:style-name="P2"><text:span text:style-name="T26"><text:tab/>Designed</text:span> <text:span text:style-name="T27">components to </text:span>3D print -<text:span text:style-name="T28"> keyboard parts, HP HDD caddy, doorstop, etc</text:span></text:p>
      <text:p text:style-name="P14"/>
      <text:p text:style-name="P11"><text:span text:style-name="T38">Technical</text:span> Skills</text:p>
      <text:p text:style-name="P26"/>
      <text:p text:style-name="P38"><text:s text:c="5"/><text:span text:style-name="T43">I</text:span>n order of preference from left to right:</text:p>
      <text:p text:style-name="P39"/>
      <text:p text:style-name="P5"><text:tab/>Python <text:span text:style-name="T38">3</text:span>, <text:span text:style-name="T34">Markdown,</text:span> <text:span text:style-name="T33">Java,</text:span> Lab<text:span text:style-name="T39">VIEW</text:span>, HTML<text:span text:style-name="T44">5</text:span>, CSS,<text:span text:style-name="T34"> </text:span>GNU C/C++</text:p>
      <text:p text:style-name="P15"/>
      <text:p text:style-name="P6"><text:tab/><text:span text:style-name="T38">Fluent </text:span>System Administration <text:span text:style-name="T35">of</text:span> Arch Linux, Debian, Ubuntu, <text:span text:style-name="T39">and derivatives</text:span></text:p>
      <text:p text:style-name="P16"/>
      <text:p text:style-name="P44"><text:tab/>Working administration knowledge of Fedora, CentOS 7, RHEL 7, <text:span text:style-name="T44">and derivatives</text:span></text:p>
      <text:p text:style-name="P15"/>
      <text:p text:style-name="P30"><text:span text:style-name="T5"><text:tab/></text:span><text:span text:style-name="T7">Knowledgeable in</text:span><text:span text:style-name="T5"> Server Hardware, </text:span><text:span text:style-name="T8">Network Hardware</text:span><text:span text:style-name="T5"> </text:span><text:span text:style-name="T8">and </text:span><text:span text:style-name="T6">AutoDesk Invento</text:span><text:span text:style-name="T8">r</text:span></text:p>
      <text:p text:style-name="P47"/>
      <text:p text:style-name="P29"><text:span text:style-name="T6"><text:tab/></text:span><text:span text:style-name="T7">Working knowledge of Junos Web UI and familiar with Junos/IOS CL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Condensed" svg:font-family="'DejaVu Sans Condensed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333333" fo:language="zxx" fo:country="none" style:text-underline-style="none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officeooo:rsid="00af57c9" officeooo:paragraph-rsid="00af57c9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Last Revised <text:date style:data-style-name="N37" text:date-value="2018-01-07T09:36:15.573871470" text:fixed="true">01/07/18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20:27:25.565454122</meta:creation-date>
    <dc:date>2018-01-07T09:49:24.958200546</dc:date>
    <meta:editing-duration>PT3H41M3S</meta:editing-duration>
    <meta:editing-cycles>96</meta:editing-cycles>
    <meta:generator>LibreOffice/5.4.4.2$Linux_X86_64 LibreOffice_project/40m0$Build-2</meta:generator>
    <meta:document-statistic meta:table-count="0" meta:image-count="0" meta:object-count="0" meta:page-count="1" meta:paragraph-count="31" meta:word-count="270" meta:character-count="1921" meta:non-whitespace-character-count="1578"/>
  </office:meta>
</office:document-meta>
</file>